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30.203cm" svg:height="16.013cm" svg:x="16.273cm" svg:y="26.534cm">
            <draw:object draw:notify-on-update-of-ranges="Лист1.G2:Лист1.G52 Лист1.Q1:Лист1.Q1 Лист1.F2:Лист1.F52 Лист1.P2:Лист1.P14 Лист1.Q2:Лист1.Q2 Лист1.O2:Лист1.O14 Лист1.R7:Лист1.R8 Лист1.Q7:Лист1.Q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I, дел</text:p>
          </table:table-cell>
          <table:table-cell office:value-type="string" calcext:value-type="string">
            <text:p>dx, см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B Тл</text:p>
          </table:table-cell>
          <table:table-cell office:value-type="string" calcext:value-type="string">
            <text:p>B, Тл</text:p>
          </table:table-cell>
          <table:table-cell office:value-type="string" calcext:value-type="string">
            <text:p>H/10000</text:p>
          </table:table-cell>
          <table:table-cell office:value-type="string" calcext:value-type="string">
            <text:p>Начальная кривая</text:p>
          </table:table-cell>
          <table:table-cell/>
          <table:table-cell office:value-type="string" calcext:value-type="string">
            <text:p>I, дел</text:p>
          </table:table-cell>
          <table:table-cell office:value-type="string" calcext:value-type="string">
            <text:p>dx, см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B Тл</text:p>
          </table:table-cell>
          <table:table-cell office:value-type="string" calcext:value-type="string">
            <text:p>B, Тл</text:p>
          </table:table-cell>
          <table:table-cell office:value-type="string" calcext:value-type="string">
            <text:p>H/10000</text:p>
          </table:table-cell>
          <table:table-cell office:value-type="string" calcext:value-type="string">
            <text:p>Петля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1.467/13)*[.A2]" office:value-type="float" office:value="1.467" calcext:value-type="float">
            <text:p>1,467</text:p>
          </table:table-cell>
          <table:table-cell table:formula="of:=(1750/(0.314)*[.C2])" office:value-type="float" office:value="8175.95541401274" calcext:value-type="float">
            <text:p>8175,95541401274</text:p>
          </table:table-cell>
          <table:table-cell table:formula="of:=0.0062*[.A2]*[.B2]" office:value-type="float" office:value="0.8866" calcext:value-type="float">
            <text:p>0,8866</text:p>
          </table:table-cell>
          <table:table-cell office:value-type="float" office:value="5.332" calcext:value-type="float">
            <text:p>5,332</text:p>
          </table:table-cell>
          <table:table-cell table:formula="of:=[.D2]/10000" office:value-type="float" office:value="0.817595541401274" calcext:value-type="float">
            <text:p>0,8175955414012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(1.467/13)*[.J2]" office:value-type="float" office:value="0.112846153846154" calcext:value-type="float">
            <text:p>0,112846153846154</text:p>
          </table:table-cell>
          <table:table-cell table:formula="of:=(1750/0.314)*[.L2]" office:value-type="float" office:value="628.919647231749" calcext:value-type="float">
            <text:p>628,919647231749</text:p>
          </table:table-cell>
          <table:table-cell table:formula="of:=0.0062*[.J2]*[.K2]" office:value-type="float" office:value="0.0031" calcext:value-type="float">
            <text:p>0,0031</text:p>
          </table:table-cell>
          <table:table-cell office:value-type="float" office:value="0.0031" calcext:value-type="float">
            <text:p>0,0031</text:p>
          </table:table-cell>
          <table:table-cell table:formula="of:=[.M2]/10000" office:value-type="float" office:value="0.0628919647231749" calcext:value-type="float">
            <text:p>0,062891964723175</text:p>
          </table:table-cell>
          <table:table-cell office:value-type="string" calcext:value-type="string">
            <text:p>Начальная кривая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,5</text:p>
          </table:table-cell>
          <table:table-cell table:formula="of:=(1.467/13)*[.A3]" office:value-type="float" office:value="1.35415384615385" calcext:value-type="float">
            <text:p>1,35415384615385</text:p>
          </table:table-cell>
          <table:table-cell table:formula="of:=(1750/(0.314)*[.C3])" office:value-type="float" office:value="7547.03576678099" calcext:value-type="float">
            <text:p>7547,03576678099</text:p>
          </table:table-cell>
          <table:table-cell table:formula="of:=0.0062*[.A3]*[.B3]" office:value-type="float" office:value="0.7812" calcext:value-type="float">
            <text:p>0,7812</text:p>
          </table:table-cell>
          <table:table-cell table:formula="of:=[.F2]-[.E2]" office:value-type="float" office:value="4.4454" calcext:value-type="float">
            <text:p>4,4454</text:p>
          </table:table-cell>
          <table:table-cell table:formula="of:=[.D3]/10000" office:value-type="float" office:value="0.754703576678099" calcext:value-type="float">
            <text:p>0,7547035766780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table:formula="of:=(1.467/13)*[.J3]" office:value-type="float" office:value="0.225692307692308" calcext:value-type="float">
            <text:p>0,225692307692308</text:p>
          </table:table-cell>
          <table:table-cell table:formula="of:=(1750/0.314)*[.L3]" office:value-type="float" office:value="1257.8392944635" calcext:value-type="float">
            <text:p>1257,8392944635</text:p>
          </table:table-cell>
          <table:table-cell table:formula="of:=0.0062*[.J3]*[.K3]" office:value-type="float" office:value="0.0682" calcext:value-type="float">
            <text:p>0,0682</text:p>
          </table:table-cell>
          <table:table-cell table:formula="of:=[.O2]+[.N3]" office:value-type="float" office:value="0.0713" calcext:value-type="float">
            <text:p>0,0713</text:p>
          </table:table-cell>
          <table:table-cell table:formula="of:=[.M3]/10000" office:value-type="float" office:value="0.12578392944635" calcext:value-type="float">
            <text:p>0,1257839294463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,5</text:p>
          </table:table-cell>
          <table:table-cell table:formula="of:=(1.467/13)*[.A4]" office:value-type="float" office:value="1.24130769230769" calcext:value-type="float">
            <text:p>1,24130769230769</text:p>
          </table:table-cell>
          <table:table-cell table:formula="of:=(1750/(0.314)*[.C4])" office:value-type="float" office:value="6918.11611954924" calcext:value-type="float">
            <text:p>6918,11611954924</text:p>
          </table:table-cell>
          <table:table-cell table:formula="of:=0.0062*[.A4]*[.B4]" office:value-type="float" office:value="0.5115" calcext:value-type="float">
            <text:p>0,5115</text:p>
          </table:table-cell>
          <table:table-cell table:formula="of:=[.F3]-[.E3]" office:value-type="float" office:value="3.6642" calcext:value-type="float">
            <text:p>3,6642</text:p>
          </table:table-cell>
          <table:table-cell table:formula="of:=[.D4]/10000" office:value-type="float" office:value="0.691811611954924" calcext:value-type="float">
            <text:p>0,6918116119549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1.467/13)*[.J4]" office:value-type="float" office:value="0.338538461538462" calcext:value-type="float">
            <text:p>0,338538461538462</text:p>
          </table:table-cell>
          <table:table-cell table:formula="of:=(1750/0.314)*[.L4]" office:value-type="float" office:value="1886.75894169525" calcext:value-type="float">
            <text:p>1886,75894169525</text:p>
          </table:table-cell>
          <table:table-cell table:formula="of:=0.0062*[.J4]*[.K4]" office:value-type="float" office:value="0.0372" calcext:value-type="float">
            <text:p>0,0372</text:p>
          </table:table-cell>
          <table:table-cell table:formula="of:=[.O3]+[.N4]" office:value-type="float" office:value="0.1085" calcext:value-type="float">
            <text:p>0,1085</text:p>
          </table:table-cell>
          <table:table-cell table:formula="of:=[.M4]/10000" office:value-type="float" office:value="0.188675894169525" calcext:value-type="float">
            <text:p>0,1886758941695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table:formula="of:=(1.467/13)*[.A5]" office:value-type="float" office:value="1.12846153846154" calcext:value-type="float">
            <text:p>1,12846153846154</text:p>
          </table:table-cell>
          <table:table-cell table:formula="of:=(1750/(0.314)*[.C5])" office:value-type="float" office:value="6289.19647231749" calcext:value-type="float">
            <text:p>6289,19647231749</text:p>
          </table:table-cell>
          <table:table-cell table:formula="of:=0.0062*[.A5]*[.B5]" office:value-type="float" office:value="0.341" calcext:value-type="float">
            <text:p>0,341</text:p>
          </table:table-cell>
          <table:table-cell table:formula="of:=[.F4]-[.E4]" office:value-type="float" office:value="3.1527" calcext:value-type="float">
            <text:p>3,1527</text:p>
          </table:table-cell>
          <table:table-cell table:formula="of:=[.D5]/10000" office:value-type="float" office:value="0.628919647231749" calcext:value-type="float">
            <text:p>0,6289196472317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1.467/13)*[.J5]" office:value-type="float" office:value="0.451384615384615" calcext:value-type="float">
            <text:p>0,451384615384615</text:p>
          </table:table-cell>
          <table:table-cell table:formula="of:=(1750/0.314)*[.L5]" office:value-type="float" office:value="2515.678588927" calcext:value-type="float">
            <text:p>2515,678588927</text:p>
          </table:table-cell>
          <table:table-cell table:formula="of:=0.0062*[.J5]*[.K5]" office:value-type="float" office:value="0.0744" calcext:value-type="float">
            <text:p>0,0744</text:p>
          </table:table-cell>
          <table:table-cell table:formula="of:=[.O4]+[.N5]" office:value-type="float" office:value="0.1829" calcext:value-type="float">
            <text:p>0,1829</text:p>
          </table:table-cell>
          <table:table-cell table:formula="of:=[.M5]/10000" office:value-type="float" office:value="0.2515678588927" calcext:value-type="float">
            <text:p>0,251567858892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table:formula="of:=(1.467/13)*[.A6]" office:value-type="float" office:value="1.01561538461538" calcext:value-type="float">
            <text:p>1,01561538461538</text:p>
          </table:table-cell>
          <table:table-cell table:formula="of:=(1750/(0.314)*[.C6])" office:value-type="float" office:value="5660.27682508574" calcext:value-type="float">
            <text:p>5660,27682508574</text:p>
          </table:table-cell>
          <table:table-cell table:formula="of:=0.0062*[.A6]*[.B6]" office:value-type="float" office:value="0.2511" calcext:value-type="float">
            <text:p>0,2511</text:p>
          </table:table-cell>
          <table:table-cell table:formula="of:=[.F5]-[.E5]" office:value-type="float" office:value="2.8117" calcext:value-type="float">
            <text:p>2,8117</text:p>
          </table:table-cell>
          <table:table-cell table:formula="of:=[.D6]/10000" office:value-type="float" office:value="0.566027682508574" calcext:value-type="float">
            <text:p>0,56602768250857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1.467/13)*[.J6]" office:value-type="float" office:value="0.564230769230769" calcext:value-type="float">
            <text:p>0,564230769230769</text:p>
          </table:table-cell>
          <table:table-cell table:formula="of:=(1750/0.314)*[.L6]" office:value-type="float" office:value="3144.59823615875" calcext:value-type="float">
            <text:p>3144,59823615875</text:p>
          </table:table-cell>
          <table:table-cell table:formula="of:=0.0062*[.J6]*[.K6]" office:value-type="float" office:value="0.062" calcext:value-type="float">
            <text:p>0,062</text:p>
          </table:table-cell>
          <table:table-cell table:formula="of:=[.O5]+[.N6]" office:value-type="float" office:value="0.2449" calcext:value-type="float">
            <text:p>0,2449</text:p>
          </table:table-cell>
          <table:table-cell table:formula="of:=[.M6]/10000" office:value-type="float" office:value="0.314459823615875" calcext:value-type="float">
            <text:p>0,3144598236158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1.467/13)*[.A7]" office:value-type="float" office:value="0.902769230769231" calcext:value-type="float">
            <text:p>0,902769230769231</text:p>
          </table:table-cell>
          <table:table-cell table:formula="of:=(1750/(0.314)*[.C7])" office:value-type="float" office:value="5031.35717785399" calcext:value-type="float">
            <text:p>5031,35717785399</text:p>
          </table:table-cell>
          <table:table-cell table:formula="of:=0.0062*[.A7]*[.B7]" office:value-type="float" office:value="0.1488" calcext:value-type="float">
            <text:p>0,1488</text:p>
          </table:table-cell>
          <table:table-cell table:formula="of:=[.F6]-[.E6]" office:value-type="float" office:value="2.5606" calcext:value-type="float">
            <text:p>2,5606</text:p>
          </table:table-cell>
          <table:table-cell table:formula="of:=[.D7]/10000" office:value-type="float" office:value="0.503135717785399" calcext:value-type="float">
            <text:p>0,50313571778539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1.467/13)*[.J7]" office:value-type="float" office:value="0.677076923076923" calcext:value-type="float">
            <text:p>0,677076923076923</text:p>
          </table:table-cell>
          <table:table-cell table:formula="of:=(1750/0.314)*[.L7]" office:value-type="float" office:value="3773.51788339049" calcext:value-type="float">
            <text:p>3773,51788339049</text:p>
          </table:table-cell>
          <table:table-cell table:formula="of:=0.0062*[.J7]*[.K7]" office:value-type="float" office:value="0.186" calcext:value-type="float">
            <text:p>0,186</text:p>
          </table:table-cell>
          <table:table-cell table:formula="of:=[.O6]+[.N7]" office:value-type="float" office:value="0.4309" calcext:value-type="float">
            <text:p>0,4309</text:p>
          </table:table-cell>
          <table:table-cell table:formula="of:=[.M7]/10000" office:value-type="float" office:value="0.377351788339049" calcext:value-type="float">
            <text:p>0,377351788339049</text:p>
          </table:table-cell>
          <table:table-cell office:value-type="float" office:value="3.3263" calcext:value-type="float">
            <text:p>3,3263</text:p>
          </table:table-cell>
          <table:table-cell office:value-type="float" office:value="0.6918" calcext:value-type="float">
            <text:p>0,69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.467/13)*[.A8]" office:value-type="float" office:value="0.789923076923077" calcext:value-type="float">
            <text:p>0,789923076923077</text:p>
          </table:table-cell>
          <table:table-cell table:formula="of:=(1750/(0.314)*[.C8])" office:value-type="float" office:value="4402.43753062224" calcext:value-type="float">
            <text:p>4402,43753062224</text:p>
          </table:table-cell>
          <table:table-cell table:formula="of:=0.0062*[.A8]*[.B8]" office:value-type="float" office:value="0.0868" calcext:value-type="float">
            <text:p>0,0868</text:p>
          </table:table-cell>
          <table:table-cell table:formula="of:=[.F7]-[.E7]" office:value-type="float" office:value="2.4118" calcext:value-type="float">
            <text:p>2,4118</text:p>
          </table:table-cell>
          <table:table-cell table:formula="of:=[.D8]/10000" office:value-type="float" office:value="0.440243753062224" calcext:value-type="float">
            <text:p>0,44024375306222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formula="of:=(1.467/13)*[.J8]" office:value-type="float" office:value="0.789923076923077" calcext:value-type="float">
            <text:p>0,789923076923077</text:p>
          </table:table-cell>
          <table:table-cell table:formula="of:=(1750/0.314)*[.L8]" office:value-type="float" office:value="4402.43753062224" calcext:value-type="float">
            <text:p>4402,43753062224</text:p>
          </table:table-cell>
          <table:table-cell table:formula="of:=0.0062*[.J8]*[.K8]" office:value-type="float" office:value="0.3038" calcext:value-type="float">
            <text:p>0,3038</text:p>
          </table:table-cell>
          <table:table-cell table:formula="of:=[.O7]+[.N8]" office:value-type="float" office:value="0.7347" calcext:value-type="float">
            <text:p>0,7347</text:p>
          </table:table-cell>
          <table:table-cell table:formula="of:=[.M8]/10000" office:value-type="float" office:value="0.440243753062224" calcext:value-type="float">
            <text:p>0,4402437530622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,4</text:p>
          </table:table-cell>
          <table:table-cell table:formula="of:=(1.467/13)*[.A9]" office:value-type="float" office:value="0.677076923076923" calcext:value-type="float">
            <text:p>0,677076923076923</text:p>
          </table:table-cell>
          <table:table-cell table:formula="of:=(1750/(0.314)*[.C9])" office:value-type="float" office:value="3773.51788339049" calcext:value-type="float">
            <text:p>3773,51788339049</text:p>
          </table:table-cell>
          <table:table-cell table:formula="of:=0.0062*[.A9]*[.B9]" office:value-type="float" office:value="0.05208" calcext:value-type="float">
            <text:p>0,05208</text:p>
          </table:table-cell>
          <table:table-cell table:formula="of:=[.F8]-[.E8]" office:value-type="float" office:value="2.325" calcext:value-type="float">
            <text:p>2,325</text:p>
          </table:table-cell>
          <table:table-cell table:formula="of:=[.D9]/10000" office:value-type="float" office:value="0.377351788339049" calcext:value-type="float">
            <text:p>0,3773517883390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table:formula="of:=(1.467/13)*[.J9]" office:value-type="float" office:value="0.902769230769231" calcext:value-type="float">
            <text:p>0,902769230769231</text:p>
          </table:table-cell>
          <table:table-cell table:formula="of:=(1750/0.314)*[.L9]" office:value-type="float" office:value="5031.35717785399" calcext:value-type="float">
            <text:p>5031,35717785399</text:p>
          </table:table-cell>
          <table:table-cell table:formula="of:=0.0062*[.J9]*[.K9]" office:value-type="float" office:value="0.4216" calcext:value-type="float">
            <text:p>0,4216</text:p>
          </table:table-cell>
          <table:table-cell table:formula="of:=[.O8]+[.N9]" office:value-type="float" office:value="1.1563" calcext:value-type="float">
            <text:p>1,1563</text:p>
          </table:table-cell>
          <table:table-cell table:formula="of:=[.M9]/10000" office:value-type="float" office:value="0.503135717785399" calcext:value-type="float">
            <text:p>0,50313571778539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1.467/13)*[.A10]" office:value-type="float" office:value="0.564230769230769" calcext:value-type="float">
            <text:p>0,564230769230769</text:p>
          </table:table-cell>
          <table:table-cell table:formula="of:=(1750/(0.314)*[.C10])" office:value-type="float" office:value="3144.59823615875" calcext:value-type="float">
            <text:p>3144,59823615875</text:p>
          </table:table-cell>
          <table:table-cell table:formula="of:=0.0062*[.A10]*[.B10]" office:value-type="float" office:value="0.031" calcext:value-type="float">
            <text:p>0,031</text:p>
          </table:table-cell>
          <table:table-cell table:formula="of:=[.F9]-[.E9]" office:value-type="float" office:value="2.27292" calcext:value-type="float">
            <text:p>2,27292</text:p>
          </table:table-cell>
          <table:table-cell table:formula="of:=[.D10]/10000" office:value-type="float" office:value="0.314459823615875" calcext:value-type="float">
            <text:p>0,31445982361587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(1.467/13)*[.J10]" office:value-type="float" office:value="1.01561538461538" calcext:value-type="float">
            <text:p>1,01561538461538</text:p>
          </table:table-cell>
          <table:table-cell table:formula="of:=(1750/0.314)*[.L10]" office:value-type="float" office:value="5660.27682508574" calcext:value-type="float">
            <text:p>5660,27682508574</text:p>
          </table:table-cell>
          <table:table-cell table:formula="of:=0.0062*[.J10]*[.K10]" office:value-type="float" office:value="0.6696" calcext:value-type="float">
            <text:p>0,6696</text:p>
          </table:table-cell>
          <table:table-cell table:formula="of:=[.O9]+[.N10]" office:value-type="float" office:value="1.8259" calcext:value-type="float">
            <text:p>1,8259</text:p>
          </table:table-cell>
          <table:table-cell table:formula="of:=[.M10]/10000" office:value-type="float" office:value="0.566027682508574" calcext:value-type="float">
            <text:p>0,56602768250857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formula="of:=(1.467/13)*[.A11]" office:value-type="float" office:value="0.451384615384615" calcext:value-type="float">
            <text:p>0,451384615384615</text:p>
          </table:table-cell>
          <table:table-cell table:formula="of:=(1750/(0.314)*[.C11])" office:value-type="float" office:value="2515.678588927" calcext:value-type="float">
            <text:p>2515,678588927</text:p>
          </table:table-cell>
          <table:table-cell table:formula="of:=0.0062*[.A11]*[.B11]" office:value-type="float" office:value="0.02232" calcext:value-type="float">
            <text:p>0,02232</text:p>
          </table:table-cell>
          <table:table-cell table:formula="of:=[.F10]-[.E10]" office:value-type="float" office:value="2.24192" calcext:value-type="float">
            <text:p>2,24192</text:p>
          </table:table-cell>
          <table:table-cell table:formula="of:=[.D11]/10000" office:value-type="float" office:value="0.2515678588927" calcext:value-type="float">
            <text:p>0,251567858892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(1.467/13)*[.J11]" office:value-type="float" office:value="1.12846153846154" calcext:value-type="float">
            <text:p>1,12846153846154</text:p>
          </table:table-cell>
          <table:table-cell table:formula="of:=(1750/0.314)*[.L11]" office:value-type="float" office:value="6289.19647231749" calcext:value-type="float">
            <text:p>6289,19647231749</text:p>
          </table:table-cell>
          <table:table-cell table:formula="of:=0.0062*[.J11]*[.K11]" office:value-type="float" office:value="0.682" calcext:value-type="float">
            <text:p>0,682</text:p>
          </table:table-cell>
          <table:table-cell table:formula="of:=[.O10]+[.N11]" office:value-type="float" office:value="2.5079" calcext:value-type="float">
            <text:p>2,5079</text:p>
          </table:table-cell>
          <table:table-cell table:formula="of:=[.M11]/10000" office:value-type="float" office:value="0.628919647231749" calcext:value-type="float">
            <text:p>0,6289196472317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table:formula="of:=(1.467/13)*[.A12]" office:value-type="float" office:value="0.338538461538462" calcext:value-type="float">
            <text:p>0,338538461538462</text:p>
          </table:table-cell>
          <table:table-cell table:formula="of:=(1750/(0.314)*[.C12])" office:value-type="float" office:value="1886.75894169525" calcext:value-type="float">
            <text:p>1886,75894169525</text:p>
          </table:table-cell>
          <table:table-cell table:formula="of:=0.0062*[.A12]*[.B12]" office:value-type="float" office:value="0.01488" calcext:value-type="float">
            <text:p>0,01488</text:p>
          </table:table-cell>
          <table:table-cell table:formula="of:=[.F11]-[.E11]" office:value-type="float" office:value="2.2196" calcext:value-type="float">
            <text:p>2,2196</text:p>
          </table:table-cell>
          <table:table-cell table:formula="of:=[.D12]/10000" office:value-type="float" office:value="0.188675894169525" calcext:value-type="float">
            <text:p>0,1886758941695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1.467/13)*[.J12]" office:value-type="float" office:value="1.24130769230769" calcext:value-type="float">
            <text:p>1,24130769230769</text:p>
          </table:table-cell>
          <table:table-cell table:formula="of:=(1750/0.314)*[.L12]" office:value-type="float" office:value="6918.11611954924" calcext:value-type="float">
            <text:p>6918,11611954924</text:p>
          </table:table-cell>
          <table:table-cell table:formula="of:=0.0062*[.J12]*[.K12]" office:value-type="float" office:value="0.8184" calcext:value-type="float">
            <text:p>0,8184</text:p>
          </table:table-cell>
          <table:table-cell table:formula="of:=[.O11]+[.N12]" office:value-type="float" office:value="3.3263" calcext:value-type="float">
            <text:p>3,3263</text:p>
          </table:table-cell>
          <table:table-cell table:formula="of:=[.M12]/10000" office:value-type="float" office:value="0.691811611954924" calcext:value-type="float">
            <text:p>0,6918116119549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table:formula="of:=(1.467/13)*[.A13]" office:value-type="float" office:value="0.225692307692308" calcext:value-type="float">
            <text:p>0,225692307692308</text:p>
          </table:table-cell>
          <table:table-cell table:formula="of:=(1750/(0.314)*[.C13])" office:value-type="float" office:value="1257.8392944635" calcext:value-type="float">
            <text:p>1257,8392944635</text:p>
          </table:table-cell>
          <table:table-cell table:formula="of:=0.0062*[.A13]*[.B13]" office:value-type="float" office:value="0.0806" calcext:value-type="float">
            <text:p>0,0806</text:p>
          </table:table-cell>
          <table:table-cell table:formula="of:=[.F12]-[.E12]" office:value-type="float" office:value="2.20472" calcext:value-type="float">
            <text:p>2,20472</text:p>
          </table:table-cell>
          <table:table-cell table:formula="of:=[.D13]/10000" office:value-type="float" office:value="0.12578392944635" calcext:value-type="float">
            <text:p>0,1257839294463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(1.467/13)*[.J13]" office:value-type="float" office:value="1.35415384615385" calcext:value-type="float">
            <text:p>1,35415384615385</text:p>
          </table:table-cell>
          <table:table-cell table:formula="of:=(1750/0.314)*[.L13]" office:value-type="float" office:value="7547.03576678099" calcext:value-type="float">
            <text:p>7547,03576678099</text:p>
          </table:table-cell>
          <table:table-cell table:formula="of:=0.0062*[.J13]*[.K13]" office:value-type="float" office:value="1.116" calcext:value-type="float">
            <text:p>1,116</text:p>
          </table:table-cell>
          <table:table-cell table:formula="of:=[.O12]+[.N13]" office:value-type="float" office:value="4.4423" calcext:value-type="float">
            <text:p>4,4423</text:p>
          </table:table-cell>
          <table:table-cell table:formula="of:=[.M13]/10000" office:value-type="float" office:value="0.754703576678099" calcext:value-type="float">
            <text:p>0,754703576678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formula="of:=(1.467/13)*[.A14]" office:value-type="float" office:value="0.112846153846154" calcext:value-type="float">
            <text:p>0,112846153846154</text:p>
          </table:table-cell>
          <table:table-cell table:formula="of:=(1750/(0.314)*[.C14])" office:value-type="float" office:value="628.919647231749" calcext:value-type="float">
            <text:p>628,919647231749</text:p>
          </table:table-cell>
          <table:table-cell table:formula="of:=0.0062*[.A14]*[.B14]" office:value-type="float" office:value="0.00372" calcext:value-type="float">
            <text:p>0,00372</text:p>
          </table:table-cell>
          <table:table-cell table:formula="of:=[.F13]-[.E13]" office:value-type="float" office:value="2.12412" calcext:value-type="float">
            <text:p>2,12412</text:p>
          </table:table-cell>
          <table:table-cell table:formula="of:=[.D14]/10000" office:value-type="float" office:value="0.0628919647231749" calcext:value-type="float">
            <text:p>0,062891964723175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table:formula="of:=(1.467/13)*[.J14]" office:value-type="float" office:value="1.467" calcext:value-type="float">
            <text:p>1,467</text:p>
          </table:table-cell>
          <table:table-cell table:formula="of:=(1750/0.314)*[.L14]" office:value-type="float" office:value="8175.95541401274" calcext:value-type="float">
            <text:p>8175,95541401274</text:p>
          </table:table-cell>
          <table:table-cell table:formula="of:=0.0062*[.J14]*[.K14]" office:value-type="float" office:value="1.0478" calcext:value-type="float">
            <text:p>1,0478</text:p>
          </table:table-cell>
          <table:table-cell table:formula="of:=[.O13]+[.N14]" office:value-type="float" office:value="5.4901" calcext:value-type="float">
            <text:p>5,4901</text:p>
          </table:table-cell>
          <table:table-cell table:formula="of:=[.M14]/10000" office:value-type="float" office:value="0.817595541401274" calcext:value-type="float">
            <text:p>0,81759554140127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,5</text:p>
          </table:table-cell>
          <table:table-cell table:formula="of:=(1.467/13)*[.A15]" office:value-type="float" office:value="0.225692307692308" calcext:value-type="float">
            <text:p>0,225692307692308</text:p>
          </table:table-cell>
          <table:table-cell table:formula="of:=(1750/(0.314)*[.C15])" office:value-type="float" office:value="1257.8392944635" calcext:value-type="float">
            <text:p>1257,8392944635</text:p>
          </table:table-cell>
          <table:table-cell table:formula="of:=0.0062*[.A15]*[.B15]" office:value-type="float" office:value="0.1302" calcext:value-type="float">
            <text:p>0,1302</text:p>
          </table:table-cell>
          <table:table-cell table:formula="of:=[.F14]-[.E14]" office:value-type="float" office:value="2.1204" calcext:value-type="float">
            <text:p>2,1204</text:p>
          </table:table-cell>
          <table:table-cell table:formula="of:=[.D15]/10000" office:value-type="float" office:value="0.12578392944635" calcext:value-type="float">
            <text:p>0,12578392944635</text:p>
          </table:table-cell>
          <table:table-cell table:number-columns-repeated="6"/>
          <table:table-cell table:formula="of:=SUM([.N2:.N14])" office:value-type="float" office:value="5.4901" calcext:value-type="float">
            <text:p>5,49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table:formula="of:=(1.467/13)*[.A16]" office:value-type="float" office:value="0.338538461538462" calcext:value-type="float">
            <text:p>0,338538461538462</text:p>
          </table:table-cell>
          <table:table-cell table:formula="of:=-(1750/(0.314)*[.C16])" office:value-type="float" office:value="-1886.75894169525" calcext:value-type="float">
            <text:p>-1886,75894169525</text:p>
          </table:table-cell>
          <table:table-cell table:formula="of:=0.0062*[.A16]*[.B16]" office:value-type="float" office:value="0.0465" calcext:value-type="float">
            <text:p>0,0465</text:p>
          </table:table-cell>
          <table:table-cell table:formula="of:=[.F15]-[.E15]" office:value-type="float" office:value="1.9902" calcext:value-type="float">
            <text:p>1,9902</text:p>
          </table:table-cell>
          <table:table-cell table:formula="of:=[.D16]/10000" office:value-type="float" office:value="-0.188675894169525" calcext:value-type="float">
            <text:p>-0,18867589416952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formula="of:=(1.467/13)*[.A17]" office:value-type="float" office:value="0.451384615384615" calcext:value-type="float">
            <text:p>0,451384615384615</text:p>
          </table:table-cell>
          <table:table-cell table:formula="of:=-(1750/(0.314)*[.C17])" office:value-type="float" office:value="-2515.678588927" calcext:value-type="float">
            <text:p>-2515,678588927</text:p>
          </table:table-cell>
          <table:table-cell table:formula="of:=0.0062*[.A17]*[.B17]" office:value-type="float" office:value="0.0868" calcext:value-type="float">
            <text:p>0,0868</text:p>
          </table:table-cell>
          <table:table-cell table:formula="of:=[.F16]-[.E16]" office:value-type="float" office:value="1.9437" calcext:value-type="float">
            <text:p>1,9437</text:p>
          </table:table-cell>
          <table:table-cell table:formula="of:=[.D17]/10000" office:value-type="float" office:value="-0.2515678588927" calcext:value-type="float">
            <text:p>-0,251567858892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,4</text:p>
          </table:table-cell>
          <table:table-cell table:formula="of:=(1.467/13)*[.A18]" office:value-type="float" office:value="0.564230769230769" calcext:value-type="float">
            <text:p>0,564230769230769</text:p>
          </table:table-cell>
          <table:table-cell table:formula="of:=-(1750/(0.314)*[.C18])" office:value-type="float" office:value="-3144.59823615875" calcext:value-type="float">
            <text:p>-3144,59823615875</text:p>
          </table:table-cell>
          <table:table-cell table:formula="of:=0.0062*[.A18]*[.B18]" office:value-type="float" office:value="0.1364" calcext:value-type="float">
            <text:p>0,1364</text:p>
          </table:table-cell>
          <table:table-cell table:formula="of:=[.F17]-[.E17]" office:value-type="float" office:value="1.8569" calcext:value-type="float">
            <text:p>1,8569</text:p>
          </table:table-cell>
          <table:table-cell table:formula="of:=[.D18]/10000" office:value-type="float" office:value="-0.314459823615875" calcext:value-type="float">
            <text:p>-0,31445982361587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(1.467/13)*[.A19]" office:value-type="float" office:value="0.677076923076923" calcext:value-type="float">
            <text:p>0,677076923076923</text:p>
          </table:table-cell>
          <table:table-cell table:formula="of:=-(1750/(0.314)*[.C19])" office:value-type="float" office:value="-3773.51788339049" calcext:value-type="float">
            <text:p>-3773,51788339049</text:p>
          </table:table-cell>
          <table:table-cell table:formula="of:=0.0062*[.A19]*[.B19]" office:value-type="float" office:value="0.4464" calcext:value-type="float">
            <text:p>0,4464</text:p>
          </table:table-cell>
          <table:table-cell table:formula="of:=[.F18]-[.E18]" office:value-type="float" office:value="1.7205" calcext:value-type="float">
            <text:p>1,7205</text:p>
          </table:table-cell>
          <table:table-cell table:formula="of:=[.D19]/10000" office:value-type="float" office:value="-0.377351788339049" calcext:value-type="float">
            <text:p>-0,377351788339049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(1.467/13)*[.A20]" office:value-type="float" office:value="0.789923076923077" calcext:value-type="float">
            <text:p>0,789923076923077</text:p>
          </table:table-cell>
          <table:table-cell table:formula="of:=-(1750/(0.314)*[.C20])" office:value-type="float" office:value="-4402.43753062224" calcext:value-type="float">
            <text:p>-4402,43753062224</text:p>
          </table:table-cell>
          <table:table-cell table:formula="of:=0.0062*[.A20]*[.B20]" office:value-type="float" office:value="0.651" calcext:value-type="float">
            <text:p>0,651</text:p>
          </table:table-cell>
          <table:table-cell table:formula="of:=[.F19]-[.E19]" office:value-type="float" office:value="1.2741" calcext:value-type="float">
            <text:p>1,2741</text:p>
          </table:table-cell>
          <table:table-cell table:formula="of:=[.D20]/10000" office:value-type="float" office:value="-0.440243753062224" calcext:value-type="float">
            <text:p>-0,440243753062224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(1.467/13)*[.A21]" office:value-type="float" office:value="0.902769230769231" calcext:value-type="float">
            <text:p>0,902769230769231</text:p>
          </table:table-cell>
          <table:table-cell table:formula="of:=-(1750/(0.314)*[.C21])" office:value-type="float" office:value="-5031.35717785399" calcext:value-type="float">
            <text:p>-5031,35717785399</text:p>
          </table:table-cell>
          <table:table-cell table:formula="of:=0.0062*[.A21]*[.B21]" office:value-type="float" office:value="0.8432" calcext:value-type="float">
            <text:p>0,8432</text:p>
          </table:table-cell>
          <table:table-cell table:formula="of:=[.F20]-[.E20]" office:value-type="float" office:value="0.6231" calcext:value-type="float">
            <text:p>0,6231</text:p>
          </table:table-cell>
          <table:table-cell table:formula="of:=[.D21]/10000" office:value-type="float" office:value="-0.503135717785399" calcext:value-type="float">
            <text:p>-0,50313571778539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,5</text:p>
          </table:table-cell>
          <table:table-cell table:formula="of:=(1.467/13)*[.A22]" office:value-type="float" office:value="1.01561538461538" calcext:value-type="float">
            <text:p>1,01561538461538</text:p>
          </table:table-cell>
          <table:table-cell table:formula="of:=-(1750/(0.314)*[.C22])" office:value-type="float" office:value="-5660.27682508574" calcext:value-type="float">
            <text:p>-5660,27682508574</text:p>
          </table:table-cell>
          <table:table-cell table:formula="of:=0.0062*[.A22]*[.B22]" office:value-type="float" office:value="0.9765" calcext:value-type="float">
            <text:p>0,9765</text:p>
          </table:table-cell>
          <table:table-cell table:formula="of:=[.F21]-[.E21]" office:value-type="float" office:value="-0.2201" calcext:value-type="float">
            <text:p>-0,2201</text:p>
          </table:table-cell>
          <table:table-cell table:formula="of:=[.D22]/10000" office:value-type="float" office:value="-0.566027682508574" calcext:value-type="float">
            <text:p>-0,566027682508574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,5</text:p>
          </table:table-cell>
          <table:table-cell table:formula="of:=(1.467/13)*[.A23]" office:value-type="float" office:value="1.12846153846154" calcext:value-type="float">
            <text:p>1,12846153846154</text:p>
          </table:table-cell>
          <table:table-cell table:formula="of:=-(1750/(0.314)*[.C23])" office:value-type="float" office:value="-6289.19647231749" calcext:value-type="float">
            <text:p>-6289,19647231749</text:p>
          </table:table-cell>
          <table:table-cell table:formula="of:=0.0062*[.A23]*[.B23]" office:value-type="float" office:value="0.899" calcext:value-type="float">
            <text:p>0,899</text:p>
          </table:table-cell>
          <table:table-cell table:formula="of:=[.F22]-[.E22]" office:value-type="float" office:value="-1.1966" calcext:value-type="float">
            <text:p>-1,1966</text:p>
          </table:table-cell>
          <table:table-cell table:formula="of:=[.D23]/10000" office:value-type="float" office:value="-0.628919647231749" calcext:value-type="float">
            <text:p>-0,628919647231749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,5</text:p>
          </table:table-cell>
          <table:table-cell table:formula="of:=(1.467/13)*[.A24]" office:value-type="float" office:value="1.24130769230769" calcext:value-type="float">
            <text:p>1,24130769230769</text:p>
          </table:table-cell>
          <table:table-cell table:formula="of:=-(1750/(0.314)*[.C24])" office:value-type="float" office:value="-6918.11611954924" calcext:value-type="float">
            <text:p>-6918,11611954924</text:p>
          </table:table-cell>
          <table:table-cell table:formula="of:=0.0062*[.A24]*[.B24]" office:value-type="float" office:value="0.9207" calcext:value-type="float">
            <text:p>0,9207</text:p>
          </table:table-cell>
          <table:table-cell table:formula="of:=[.F23]-[.E23]" office:value-type="float" office:value="-2.0956" calcext:value-type="float">
            <text:p>-2,0956</text:p>
          </table:table-cell>
          <table:table-cell table:formula="of:=[.D24]/10000" office:value-type="float" office:value="-0.691811611954924" calcext:value-type="float">
            <text:p>-0,69181161195492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5" calcext:value-type="float">
            <text:p>16,5</text:p>
          </table:table-cell>
          <table:table-cell table:formula="of:=(1.467/13)*[.A25]" office:value-type="float" office:value="1.35415384615385" calcext:value-type="float">
            <text:p>1,35415384615385</text:p>
          </table:table-cell>
          <table:table-cell table:formula="of:=-(1750/(0.314)*[.C25])" office:value-type="float" office:value="-7547.03576678099" calcext:value-type="float">
            <text:p>-7547,03576678099</text:p>
          </table:table-cell>
          <table:table-cell table:formula="of:=0.0062*[.A25]*[.B25]" office:value-type="float" office:value="1.2276" calcext:value-type="float">
            <text:p>1,2276</text:p>
          </table:table-cell>
          <table:table-cell table:formula="of:=[.F24]-[.E24]" office:value-type="float" office:value="-3.0163" calcext:value-type="float">
            <text:p>-3,0163</text:p>
          </table:table-cell>
          <table:table-cell table:formula="of:=[.D25]/10000" office:value-type="float" office:value="-0.754703576678099" calcext:value-type="float">
            <text:p>-0,754703576678099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table:formula="of:=(1.467/13)*[.A26]" office:value-type="float" office:value="1.467" calcext:value-type="float">
            <text:p>1,467</text:p>
          </table:table-cell>
          <table:table-cell table:formula="of:=-(1750/(0.314)*[.C26])" office:value-type="float" office:value="-8175.95541401274" calcext:value-type="float">
            <text:p>-8175,95541401274</text:p>
          </table:table-cell>
          <table:table-cell table:formula="of:=0.0062*[.A26]*[.B26]" office:value-type="float" office:value="1.0881" calcext:value-type="float">
            <text:p>1,0881</text:p>
          </table:table-cell>
          <table:table-cell table:formula="of:=[.F25]-[.E25]" office:value-type="float" office:value="-4.2439" calcext:value-type="float">
            <text:p>-4,2439</text:p>
          </table:table-cell>
          <table:table-cell table:formula="of:=[.D26]/10000" office:value-type="float" office:value="-0.817595541401274" calcext:value-type="float">
            <text:p>-0,81759554140127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(1.467/13)*[.A27]" office:value-type="float" office:value="1.35415384615385" calcext:value-type="float">
            <text:p>1,35415384615385</text:p>
          </table:table-cell>
          <table:table-cell table:formula="of:=-(1750/(0.314)*[.C27])" office:value-type="float" office:value="-7547.03576678099" calcext:value-type="float">
            <text:p>-7547,03576678099</text:p>
          </table:table-cell>
          <table:table-cell table:formula="of:=0.0062*[.A27]*[.B27]" office:value-type="float" office:value="0.6696" calcext:value-type="float">
            <text:p>0,6696</text:p>
          </table:table-cell>
          <table:table-cell table:formula="of:=[.F26]-[.E26]" office:value-type="float" office:value="-5.332" calcext:value-type="float">
            <text:p>-5,332</text:p>
          </table:table-cell>
          <table:table-cell table:formula="of:=[.D27]/10000" office:value-type="float" office:value="-0.754703576678099" calcext:value-type="float">
            <text:p>-0,754703576678099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,5</text:p>
          </table:table-cell>
          <table:table-cell table:formula="of:=(1.467/13)*[.A28]" office:value-type="float" office:value="1.24130769230769" calcext:value-type="float">
            <text:p>1,24130769230769</text:p>
          </table:table-cell>
          <table:table-cell table:formula="of:=-(1750/(0.314)*[.C28])" office:value-type="float" office:value="-6918.11611954924" calcext:value-type="float">
            <text:p>-6918,11611954924</text:p>
          </table:table-cell>
          <table:table-cell table:formula="of:=0.0062*[.A28]*[.B28]" office:value-type="float" office:value="0.7161" calcext:value-type="float">
            <text:p>0,7161</text:p>
          </table:table-cell>
          <table:table-cell table:formula="of:=[.F27]+[.E27]" office:value-type="float" office:value="-4.6624" calcext:value-type="float">
            <text:p>-4,6624</text:p>
          </table:table-cell>
          <table:table-cell table:formula="of:=[.D28]/10000" office:value-type="float" office:value="-0.691811611954924" calcext:value-type="float">
            <text:p>-0,691811611954924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table:formula="of:=(1.467/13)*[.A29]" office:value-type="float" office:value="1.12846153846154" calcext:value-type="float">
            <text:p>1,12846153846154</text:p>
          </table:table-cell>
          <table:table-cell table:formula="of:=-(1750/(0.314)*[.C29])" office:value-type="float" office:value="-6289.19647231749" calcext:value-type="float">
            <text:p>-6289,19647231749</text:p>
          </table:table-cell>
          <table:table-cell table:formula="of:=0.0062*[.A29]*[.B29]" office:value-type="float" office:value="0.465" calcext:value-type="float">
            <text:p>0,465</text:p>
          </table:table-cell>
          <table:table-cell table:formula="of:=[.F28]+[.E28]" office:value-type="float" office:value="-3.9463" calcext:value-type="float">
            <text:p>-3,9463</text:p>
          </table:table-cell>
          <table:table-cell table:formula="of:=[.D29]/10000" office:value-type="float" office:value="-0.628919647231749" calcext:value-type="float">
            <text:p>-0,62891964723174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,5</text:p>
          </table:table-cell>
          <table:table-cell table:formula="of:=(1.467/13)*[.A30]" office:value-type="float" office:value="1.01561538461538" calcext:value-type="float">
            <text:p>1,01561538461538</text:p>
          </table:table-cell>
          <table:table-cell table:formula="of:=-(1750/(0.314)*[.C30])" office:value-type="float" office:value="-5660.27682508574" calcext:value-type="float">
            <text:p>-5660,27682508574</text:p>
          </table:table-cell>
          <table:table-cell table:formula="of:=0.0062*[.A30]*[.B30]" office:value-type="float" office:value="0.3069" calcext:value-type="float">
            <text:p>0,3069</text:p>
          </table:table-cell>
          <table:table-cell table:formula="of:=[.F29]+[.E29]" office:value-type="float" office:value="-3.4813" calcext:value-type="float">
            <text:p>-3,4813</text:p>
          </table:table-cell>
          <table:table-cell table:formula="of:=[.D30]/10000" office:value-type="float" office:value="-0.566027682508574" calcext:value-type="float">
            <text:p>-0,566027682508574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table:formula="of:=(1.467/13)*[.A31]" office:value-type="float" office:value="0.902769230769231" calcext:value-type="float">
            <text:p>0,902769230769231</text:p>
          </table:table-cell>
          <table:table-cell table:formula="of:=-(1750/(0.314)*[.C31])" office:value-type="float" office:value="-5031.35717785399" calcext:value-type="float">
            <text:p>-5031,35717785399</text:p>
          </table:table-cell>
          <table:table-cell table:formula="of:=0.0062*[.A31]*[.B31]" office:value-type="float" office:value="0.2232" calcext:value-type="float">
            <text:p>0,2232</text:p>
          </table:table-cell>
          <table:table-cell table:formula="of:=[.F30]+[.E30]" office:value-type="float" office:value="-3.1744" calcext:value-type="float">
            <text:p>-3,1744</text:p>
          </table:table-cell>
          <table:table-cell table:formula="of:=[.D31]/10000" office:value-type="float" office:value="-0.503135717785399" calcext:value-type="float">
            <text:p>-0,503135717785399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(1.467/13)*[.A32]" office:value-type="float" office:value="0.789923076923077" calcext:value-type="float">
            <text:p>0,789923076923077</text:p>
          </table:table-cell>
          <table:table-cell table:formula="of:=-(1750/(0.314)*[.C32])" office:value-type="float" office:value="-4402.43753062224" calcext:value-type="float">
            <text:p>-4402,43753062224</text:p>
          </table:table-cell>
          <table:table-cell table:formula="of:=0.0062*[.A32]*[.B32]" office:value-type="float" office:value="0.1302" calcext:value-type="float">
            <text:p>0,1302</text:p>
          </table:table-cell>
          <table:table-cell table:formula="of:=[.F31]+[.E31]" office:value-type="float" office:value="-2.9512" calcext:value-type="float">
            <text:p>-2,9512</text:p>
          </table:table-cell>
          <table:table-cell table:formula="of:=[.D32]/10000" office:value-type="float" office:value="-0.440243753062224" calcext:value-type="float">
            <text:p>-0,440243753062224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1.467/13)*[.A33]" office:value-type="float" office:value="0.677076923076923" calcext:value-type="float">
            <text:p>0,677076923076923</text:p>
          </table:table-cell>
          <table:table-cell table:formula="of:=-(1750/(0.314)*[.C33])" office:value-type="float" office:value="-3773.51788339049" calcext:value-type="float">
            <text:p>-3773,51788339049</text:p>
          </table:table-cell>
          <table:table-cell table:formula="of:=0.0062*[.A33]*[.B33]" office:value-type="float" office:value="0.0744" calcext:value-type="float">
            <text:p>0,0744</text:p>
          </table:table-cell>
          <table:table-cell table:formula="of:=[.F32]+[.E32]" office:value-type="float" office:value="-2.821" calcext:value-type="float">
            <text:p>-2,821</text:p>
          </table:table-cell>
          <table:table-cell table:formula="of:=[.D33]/10000" office:value-type="float" office:value="-0.377351788339049" calcext:value-type="float">
            <text:p>-0,37735178833904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formula="of:=(1.467/13)*[.A34]" office:value-type="float" office:value="0.564230769230769" calcext:value-type="float">
            <text:p>0,564230769230769</text:p>
          </table:table-cell>
          <table:table-cell table:formula="of:=-(1750/(0.314)*[.C34])" office:value-type="float" office:value="-3144.59823615875" calcext:value-type="float">
            <text:p>-3144,59823615875</text:p>
          </table:table-cell>
          <table:table-cell table:formula="of:=0.0062*[.A34]*[.B34]" office:value-type="float" office:value="0.0465" calcext:value-type="float">
            <text:p>0,0465</text:p>
          </table:table-cell>
          <table:table-cell table:formula="of:=[.F33]+[.E33]" office:value-type="float" office:value="-2.7466" calcext:value-type="float">
            <text:p>-2,7466</text:p>
          </table:table-cell>
          <table:table-cell table:formula="of:=[.D34]/10000" office:value-type="float" office:value="-0.314459823615875" calcext:value-type="float">
            <text:p>-0,31445982361587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1.467/13)*[.A35]" office:value-type="float" office:value="0.451384615384615" calcext:value-type="float">
            <text:p>0,451384615384615</text:p>
          </table:table-cell>
          <table:table-cell table:formula="of:=-(1750/(0.314)*[.C35])" office:value-type="float" office:value="-2515.678588927" calcext:value-type="float">
            <text:p>-2515,678588927</text:p>
          </table:table-cell>
          <table:table-cell table:formula="of:=0.0062*[.A35]*[.B35]" office:value-type="float" office:value="0.0248" calcext:value-type="float">
            <text:p>0,0248</text:p>
          </table:table-cell>
          <table:table-cell table:formula="of:=[.F34]+[.E34]" office:value-type="float" office:value="-2.7001" calcext:value-type="float">
            <text:p>-2,7001</text:p>
          </table:table-cell>
          <table:table-cell table:formula="of:=[.D35]/10000" office:value-type="float" office:value="-0.2515678588927" calcext:value-type="float">
            <text:p>-0,2515678588927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formula="of:=(1.467/13)*[.A36]" office:value-type="float" office:value="0.338538461538462" calcext:value-type="float">
            <text:p>0,338538461538462</text:p>
          </table:table-cell>
          <table:table-cell table:formula="of:=-(1750/(0.314)*[.C36])" office:value-type="float" office:value="-1886.75894169525" calcext:value-type="float">
            <text:p>-1886,75894169525</text:p>
          </table:table-cell>
          <table:table-cell table:formula="of:=0.0062*[.A36]*[.B36]" office:value-type="float" office:value="0.01674" calcext:value-type="float">
            <text:p>0,01674</text:p>
          </table:table-cell>
          <table:table-cell table:formula="of:=[.F35]+[.E35]" office:value-type="float" office:value="-2.6753" calcext:value-type="float">
            <text:p>-2,6753</text:p>
          </table:table-cell>
          <table:table-cell table:formula="of:=[.D36]/10000" office:value-type="float" office:value="-0.188675894169525" calcext:value-type="float">
            <text:p>-0,18867589416952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table:formula="of:=(1.467/13)*[.A37]" office:value-type="float" office:value="0.225692307692308" calcext:value-type="float">
            <text:p>0,225692307692308</text:p>
          </table:table-cell>
          <table:table-cell table:formula="of:=-(1750/(0.314)*[.C37])" office:value-type="float" office:value="-1257.8392944635" calcext:value-type="float">
            <text:p>-1257,8392944635</text:p>
          </table:table-cell>
          <table:table-cell table:formula="of:=0.0062*[.A37]*[.B37]" office:value-type="float" office:value="0.01488" calcext:value-type="float">
            <text:p>0,01488</text:p>
          </table:table-cell>
          <table:table-cell table:formula="of:=[.F36]+[.E36]" office:value-type="float" office:value="-2.65856" calcext:value-type="float">
            <text:p>-2,65856</text:p>
          </table:table-cell>
          <table:table-cell table:formula="of:=[.D37]/10000" office:value-type="float" office:value="-0.12578392944635" calcext:value-type="float">
            <text:p>-0,1257839294463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1.467/13)*[.A38]" office:value-type="float" office:value="0.112846153846154" calcext:value-type="float">
            <text:p>0,112846153846154</text:p>
          </table:table-cell>
          <table:table-cell table:formula="of:=-(1750/(0.314)*[.C38])" office:value-type="float" office:value="-628.919647231749" calcext:value-type="float">
            <text:p>-628,919647231749</text:p>
          </table:table-cell>
          <table:table-cell table:formula="of:=0.0062*[.A38]*[.B38]" office:value-type="float" office:value="0.0372" calcext:value-type="float">
            <text:p>0,0372</text:p>
          </table:table-cell>
          <table:table-cell table:formula="of:=[.F37]+[.E37]" office:value-type="float" office:value="-2.64368" calcext:value-type="float">
            <text:p>-2,64368</text:p>
          </table:table-cell>
          <table:table-cell table:formula="of:=[.D38]/10000" office:value-type="float" office:value="-0.0628919647231749" calcext:value-type="float">
            <text:p>-0,06289196472317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(1.467/13)*[.A39]" office:value-type="float" office:value="0.225692307692308" calcext:value-type="float">
            <text:p>0,225692307692308</text:p>
          </table:table-cell>
          <table:table-cell table:formula="of:=(1750/(0.314)*[.C39])" office:value-type="float" office:value="1257.8392944635" calcext:value-type="float">
            <text:p>1257,8392944635</text:p>
          </table:table-cell>
          <table:table-cell table:formula="of:=0.0062*[.A39]*[.B39]" office:value-type="float" office:value="0.124" calcext:value-type="float">
            <text:p>0,124</text:p>
          </table:table-cell>
          <table:table-cell table:formula="of:=[.F38]+[.E38]" office:value-type="float" office:value="-2.60648" calcext:value-type="float">
            <text:p>-2,60648</text:p>
          </table:table-cell>
          <table:table-cell table:formula="of:=[.D39]/10000" office:value-type="float" office:value="0.12578392944635" calcext:value-type="float">
            <text:p>0,1257839294463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table:formula="of:=(1.467/13)*[.A40]" office:value-type="float" office:value="0.338538461538462" calcext:value-type="float">
            <text:p>0,338538461538462</text:p>
          </table:table-cell>
          <table:table-cell table:formula="of:=(1750/(0.314)*[.C40])" office:value-type="float" office:value="1886.75894169525" calcext:value-type="float">
            <text:p>1886,75894169525</text:p>
          </table:table-cell>
          <table:table-cell table:formula="of:=0.0062*[.A40]*[.B40]" office:value-type="float" office:value="0.03348" calcext:value-type="float">
            <text:p>0,03348</text:p>
          </table:table-cell>
          <table:table-cell table:formula="of:=[.F39]+[.E39]" office:value-type="float" office:value="-2.48248" calcext:value-type="float">
            <text:p>-2,48248</text:p>
          </table:table-cell>
          <table:table-cell table:formula="of:=[.D40]/10000" office:value-type="float" office:value="0.188675894169525" calcext:value-type="float">
            <text:p>0,18867589416952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1.467/13)*[.A41]" office:value-type="float" office:value="0.451384615384615" calcext:value-type="float">
            <text:p>0,451384615384615</text:p>
          </table:table-cell>
          <table:table-cell table:formula="of:=(1750/(0.314)*[.C41])" office:value-type="float" office:value="2515.678588927" calcext:value-type="float">
            <text:p>2515,678588927</text:p>
          </table:table-cell>
          <table:table-cell table:formula="of:=0.0062*[.A41]*[.B41]" office:value-type="float" office:value="0.0744" calcext:value-type="float">
            <text:p>0,0744</text:p>
          </table:table-cell>
          <table:table-cell table:formula="of:=[.F40]+[.E40]" office:value-type="float" office:value="-2.449" calcext:value-type="float">
            <text:p>-2,449</text:p>
          </table:table-cell>
          <table:table-cell table:formula="of:=[.D41]/10000" office:value-type="float" office:value="0.2515678588927" calcext:value-type="float">
            <text:p>0,251567858892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formula="of:=(1.467/13)*[.A42]" office:value-type="float" office:value="0.564230769230769" calcext:value-type="float">
            <text:p>0,564230769230769</text:p>
          </table:table-cell>
          <table:table-cell table:formula="of:=(1750/(0.314)*[.C42])" office:value-type="float" office:value="3144.59823615875" calcext:value-type="float">
            <text:p>3144,59823615875</text:p>
          </table:table-cell>
          <table:table-cell table:formula="of:=0.0062*[.A42]*[.B42]" office:value-type="float" office:value="0.1085" calcext:value-type="float">
            <text:p>0,1085</text:p>
          </table:table-cell>
          <table:table-cell table:formula="of:=[.F41]+[.E41]" office:value-type="float" office:value="-2.3746" calcext:value-type="float">
            <text:p>-2,3746</text:p>
          </table:table-cell>
          <table:table-cell table:formula="of:=[.D42]/10000" office:value-type="float" office:value="0.314459823615875" calcext:value-type="float">
            <text:p>0,31445982361587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,5</text:p>
          </table:table-cell>
          <table:table-cell table:formula="of:=(1.467/13)*[.A43]" office:value-type="float" office:value="0.677076923076923" calcext:value-type="float">
            <text:p>0,677076923076923</text:p>
          </table:table-cell>
          <table:table-cell table:formula="of:=(1750/(0.314)*[.C43])" office:value-type="float" office:value="3773.51788339049" calcext:value-type="float">
            <text:p>3773,51788339049</text:p>
          </table:table-cell>
          <table:table-cell table:formula="of:=0.0062*[.A43]*[.B43]" office:value-type="float" office:value="0.4278" calcext:value-type="float">
            <text:p>0,4278</text:p>
          </table:table-cell>
          <table:table-cell table:formula="of:=[.F42]+[.E42]" office:value-type="float" office:value="-2.2661" calcext:value-type="float">
            <text:p>-2,2661</text:p>
          </table:table-cell>
          <table:table-cell table:formula="of:=[.D43]/10000" office:value-type="float" office:value="0.377351788339049" calcext:value-type="float">
            <text:p>0,377351788339049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5" calcext:value-type="float">
            <text:p>13,5</text:p>
          </table:table-cell>
          <table:table-cell table:formula="of:=(1.467/13)*[.A44]" office:value-type="float" office:value="0.789923076923077" calcext:value-type="float">
            <text:p>0,789923076923077</text:p>
          </table:table-cell>
          <table:table-cell table:formula="of:=(1750/(0.314)*[.C44])" office:value-type="float" office:value="4402.43753062224" calcext:value-type="float">
            <text:p>4402,43753062224</text:p>
          </table:table-cell>
          <table:table-cell table:formula="of:=0.0062*[.A44]*[.B44]" office:value-type="float" office:value="0.5859" calcext:value-type="float">
            <text:p>0,5859</text:p>
          </table:table-cell>
          <table:table-cell table:formula="of:=[.F43]+[.E43]" office:value-type="float" office:value="-1.8383" calcext:value-type="float">
            <text:p>-1,8383</text:p>
          </table:table-cell>
          <table:table-cell table:formula="of:=[.D44]/10000" office:value-type="float" office:value="0.440243753062224" calcext:value-type="float">
            <text:p>0,440243753062224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(1.467/13)*[.A45]" office:value-type="float" office:value="0.902769230769231" calcext:value-type="float">
            <text:p>0,902769230769231</text:p>
          </table:table-cell>
          <table:table-cell table:formula="of:=(1750/(0.314)*[.C45])" office:value-type="float" office:value="5031.35717785399" calcext:value-type="float">
            <text:p>5031,35717785399</text:p>
          </table:table-cell>
          <table:table-cell table:formula="of:=0.0062*[.A45]*[.B45]" office:value-type="float" office:value="0.744" calcext:value-type="float">
            <text:p>0,744</text:p>
          </table:table-cell>
          <table:table-cell table:formula="of:=[.F44]+[.E44]" office:value-type="float" office:value="-1.2524" calcext:value-type="float">
            <text:p>-1,2524</text:p>
          </table:table-cell>
          <table:table-cell table:formula="of:=[.D45]/10000" office:value-type="float" office:value="0.503135717785399" calcext:value-type="float">
            <text:p>0,50313571778539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table:formula="of:=(1.467/13)*[.A46]" office:value-type="float" office:value="1.01561538461538" calcext:value-type="float">
            <text:p>1,01561538461538</text:p>
          </table:table-cell>
          <table:table-cell table:formula="of:=(1750/(0.314)*[.C46])" office:value-type="float" office:value="5660.27682508574" calcext:value-type="float">
            <text:p>5660,27682508574</text:p>
          </table:table-cell>
          <table:table-cell table:formula="of:=0.0062*[.A46]*[.B46]" office:value-type="float" office:value="0.9207" calcext:value-type="float">
            <text:p>0,9207</text:p>
          </table:table-cell>
          <table:table-cell table:formula="of:=[.F45]+[.E45]" office:value-type="float" office:value="-0.508400000000002" calcext:value-type="float">
            <text:p>-0,508400000000002</text:p>
          </table:table-cell>
          <table:table-cell table:formula="of:=[.D46]/10000" office:value-type="float" office:value="0.566027682508574" calcext:value-type="float">
            <text:p>0,566027682508574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(1.467/13)*[.A47]" office:value-type="float" office:value="1.12846153846154" calcext:value-type="float">
            <text:p>1,12846153846154</text:p>
          </table:table-cell>
          <table:table-cell table:formula="of:=(1750/(0.314)*[.C47])" office:value-type="float" office:value="6289.19647231749" calcext:value-type="float">
            <text:p>6289,19647231749</text:p>
          </table:table-cell>
          <table:table-cell table:formula="of:=0.0062*[.A47]*[.B47]" office:value-type="float" office:value="0.868" calcext:value-type="float">
            <text:p>0,868</text:p>
          </table:table-cell>
          <table:table-cell table:formula="of:=[.F46]+[.E46]" office:value-type="float" office:value="0.412299999999998" calcext:value-type="float">
            <text:p>0,412299999999998</text:p>
          </table:table-cell>
          <table:table-cell table:formula="of:=[.D47]/10000" office:value-type="float" office:value="0.628919647231749" calcext:value-type="float">
            <text:p>0,628919647231749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,5</text:p>
          </table:table-cell>
          <table:table-cell table:formula="of:=(1.467/13)*[.A48]" office:value-type="float" office:value="1.24130769230769" calcext:value-type="float">
            <text:p>1,24130769230769</text:p>
          </table:table-cell>
          <table:table-cell table:formula="of:=(1750/(0.314)*[.C48])" office:value-type="float" office:value="6918.11611954924" calcext:value-type="float">
            <text:p>6918,11611954924</text:p>
          </table:table-cell>
          <table:table-cell table:formula="of:=0.0062*[.A48]*[.B48]" office:value-type="float" office:value="0.8525" calcext:value-type="float">
            <text:p>0,8525</text:p>
          </table:table-cell>
          <table:table-cell table:formula="of:=[.F47]+[.E47]" office:value-type="float" office:value="1.2803" calcext:value-type="float">
            <text:p>1,2803</text:p>
          </table:table-cell>
          <table:table-cell table:formula="of:=[.D48]/10000" office:value-type="float" office:value="0.691811611954924" calcext:value-type="float">
            <text:p>0,69181161195492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(1.467/13)*[.A49]" office:value-type="float" office:value="1.35415384615385" calcext:value-type="float">
            <text:p>1,35415384615385</text:p>
          </table:table-cell>
          <table:table-cell table:formula="of:=(1750/(0.314)*[.C49])" office:value-type="float" office:value="7547.03576678099" calcext:value-type="float">
            <text:p>7547,03576678099</text:p>
          </table:table-cell>
          <table:table-cell table:formula="of:=0.0062*[.A49]*[.B49]" office:value-type="float" office:value="1.1904" calcext:value-type="float">
            <text:p>1,1904</text:p>
          </table:table-cell>
          <table:table-cell table:formula="of:=[.F48]+[.E48]" office:value-type="float" office:value="2.1328" calcext:value-type="float">
            <text:p>2,1328</text:p>
          </table:table-cell>
          <table:table-cell table:formula="of:=[.D49]/10000" office:value-type="float" office:value="0.754703576678099" calcext:value-type="float">
            <text:p>0,754703576678099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3" calcext:value-type="float">
            <text:p>12,3</text:p>
          </table:table-cell>
          <table:table-cell table:formula="of:=(1.467/13)*[.A50]" office:value-type="float" office:value="1.467" calcext:value-type="float">
            <text:p>1,467</text:p>
          </table:table-cell>
          <table:table-cell table:formula="of:=(1750/(0.314)*[.C50])" office:value-type="float" office:value="8175.95541401274" calcext:value-type="float">
            <text:p>8175,95541401274</text:p>
          </table:table-cell>
          <table:table-cell table:formula="of:=0.0062*[.A50]*[.B50]" office:value-type="float" office:value="0.99138" calcext:value-type="float">
            <text:p>0,99138</text:p>
          </table:table-cell>
          <table:table-cell table:formula="of:=[.F49]+[.E49]" office:value-type="float" office:value="3.3232" calcext:value-type="float">
            <text:p>3,3232</text:p>
          </table:table-cell>
          <table:table-cell table:formula="of:=[.D50]/10000" office:value-type="float" office:value="0.817595541401274" calcext:value-type="float">
            <text:p>0,817595541401274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-5.8" calcext:value-type="float">
            <text:p>-5,8</text:p>
          </table:table-cell>
          <table:table-cell table:formula="of:=[.D51]/1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1.98" calcext:value-type="float">
            <text:p>1,98</text:p>
          </table:table-cell>
          <table:table-cell table:formula="of:=[.D52]/1000"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 style:data-style-name="N2" text:time-value="12:43:29.74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08:06:18.802000000</meta:creation-date>
    <meta:generator>LibreOffice/7.1.0.3$Windows_X86_64 LibreOffice_project/f6099ecf3d29644b5008cc8f48f42f4a40986e4c</meta:generator>
    <dc:date>2021-12-08T13:16:43.674000000</dc:date>
    <meta:editing-duration>PT1H11M55S</meta:editing-duration>
    <meta:editing-cycles>5</meta:editing-cycles>
    <meta:document-statistic meta:table-count="1" meta:cell-count="46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" chart:maximum="1" chart:origin="0" chart:interval-major="0.1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-10" chart:maximum="10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draw:stroke="dash" draw:stroke-dash="Dash" svg:stroke-width="0.08cm" svg:stroke-color="#ff6d6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204cm" svg:height="16.014cm" xlink:href=".." xlink:type="simple" chart:class="chart:scatter" chart:style-name="ch1">
        <chart:title svg:x="13.13cm" svg:y="0.694cm" chart:style-name="ch2">
          <text:p>B(H)</text:p>
        </chart:title>
        <chart:legend chart:legend-position="end" svg:x="26.546cm" svg:y="0.283cm" style:legend-expansion="custom" svg:width="3.293cm" svg:height="2.379cm" style:legend-expansion-aspect-ratio="1.38419503993275" chart:style-name="ch3"/>
        <chart:plot-area chart:style-name="ch4" table:cell-range-address="Лист1.F2:Лист1.G52 Лист1.Q1:Лист1.Q2 Лист1.O2:Лист1.O14 Лист1.Q7:Лист1.Q8" chart:data-source-has-labels="row" svg:x="0.43cm" svg:y="2.149cm" svg:width="27.676cm" svg:height="13.001cm">
          <chart:coordinate-region svg:x="0.589cm" svg:y="2.351cm" svg:width="27.42cm" svg:height="12.597cm"/>
          <chart:axis chart:dimension="x" chart:name="primary-x" chart:style-name="ch5">
            <chart:title svg:x="28.106cm" svg:y="14.772cm" chart:style-name="ch6">
              <text:p>H/10000, A/м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22cm" svg:y="2.252cm" chart:style-name="ch10">
              <text:p>B, Тл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F2:Лист1.F52" chart:label-cell-address="Лист1.Q1:Лист1.Q1" chart:class="chart:scatter">
            <chart:domain table:cell-range-address="Лист1.G2:Лист1.G52"/>
            <chart:data-point chart:repeated="51"/>
          </chart:series>
          <chart:series chart:style-name="ch12" chart:values-cell-range-address="Лист1.O2:Лист1.O14" chart:label-cell-address="Лист1.Q2:Лист1.Q2" chart:class="chart:scatter">
            <chart:domain table:cell-range-address="Лист1.P2:Лист1.P14"/>
            <chart:data-point chart:repeated="13"/>
          </chart:series>
          <chart:series chart:style-name="ch13" chart:values-cell-range-address="Лист1.Q7:Лист1.Q8" chart:class="chart:scatter">
            <chart:domain table:cell-range-address="Лист1.R7:Лист1.R8"/>
            <chart:regression-curve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Петля</text:p>
                <draw:g>
                  <svg:desc>Лист1.Q1:Лист1.Q1</svg:desc>
                </draw:g>
              </table:table-cell>
              <table:table-cell office:value-type="string">
                <text:p>Столбец P</text:p>
              </table:table-cell>
              <table:table-cell office:value-type="string">
                <text:p>Начальная кривая</text:p>
                <draw:g>
                  <svg:desc>Лист1.Q2:Лист1.Q2</svg:desc>
                </draw:g>
              </table:table-cell>
              <table:table-cell office:value-type="string">
                <text:p>Столбец R</text:p>
              </table:table-cell>
              <table:table-cell office:value-type="string">
                <text:p>Столбец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17595541401274">
                <text:p>0.817595541401274</text:p>
                <draw:g>
                  <svg:desc>Лист1.G2:Лист1.G52</svg:desc>
                </draw:g>
              </table:table-cell>
              <table:table-cell office:value-type="float" office:value="5.332">
                <text:p>5.332</text:p>
                <draw:g>
                  <svg:desc>Лист1.F2:Лист1.F52</svg:desc>
                </draw:g>
              </table:table-cell>
              <table:table-cell office:value-type="float" office:value="0.0628919647231749">
                <text:p>0.0628919647231749</text:p>
                <draw:g>
                  <svg:desc>Лист1.P2:Лист1.P14</svg:desc>
                </draw:g>
              </table:table-cell>
              <table:table-cell office:value-type="float" office:value="0.0031">
                <text:p>0.0031</text:p>
                <draw:g>
                  <svg:desc>Лист1.O2:Лист1.O14</svg:desc>
                </draw:g>
              </table:table-cell>
              <table:table-cell office:value-type="float" office:value="0.6918">
                <text:p>0.6918</text:p>
                <draw:g>
                  <svg:desc>Лист1.R7:Лист1.R8</svg:desc>
                </draw:g>
              </table:table-cell>
              <table:table-cell office:value-type="float" office:value="3.3263">
                <text:p>3.3263</text:p>
                <draw:g>
                  <svg:desc>Лист1.Q7:Лист1.Q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4703576678099">
                <text:p>0.754703576678099</text:p>
              </table:table-cell>
              <table:table-cell office:value-type="float" office:value="4.4454">
                <text:p>4.4454</text:p>
              </table:table-cell>
              <table:table-cell office:value-type="float" office:value="0.12578392944635">
                <text:p>0.12578392944635</text:p>
              </table:table-cell>
              <table:table-cell office:value-type="float" office:value="0.0713">
                <text:p>0.0713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1811611954924">
                <text:p>0.691811611954924</text:p>
              </table:table-cell>
              <table:table-cell office:value-type="float" office:value="3.6642">
                <text:p>3.6642</text:p>
              </table:table-cell>
              <table:table-cell office:value-type="float" office:value="0.188675894169525">
                <text:p>0.188675894169525</text:p>
              </table:table-cell>
              <table:table-cell office:value-type="float" office:value="0.1085">
                <text:p>0.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8919647231749">
                <text:p>0.628919647231749</text:p>
              </table:table-cell>
              <table:table-cell office:value-type="float" office:value="3.1527">
                <text:p>3.1527</text:p>
              </table:table-cell>
              <table:table-cell office:value-type="float" office:value="0.2515678588927">
                <text:p>0.2515678588927</text:p>
              </table:table-cell>
              <table:table-cell office:value-type="float" office:value="0.1829">
                <text:p>0.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6027682508574">
                <text:p>0.566027682508574</text:p>
              </table:table-cell>
              <table:table-cell office:value-type="float" office:value="2.8117">
                <text:p>2.8117</text:p>
              </table:table-cell>
              <table:table-cell office:value-type="float" office:value="0.314459823615875">
                <text:p>0.314459823615875</text:p>
              </table:table-cell>
              <table:table-cell office:value-type="float" office:value="0.2449">
                <text:p>0.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3135717785399">
                <text:p>0.503135717785399</text:p>
              </table:table-cell>
              <table:table-cell office:value-type="float" office:value="2.5606">
                <text:p>2.5606</text:p>
              </table:table-cell>
              <table:table-cell office:value-type="float" office:value="0.377351788339049">
                <text:p>0.377351788339049</text:p>
              </table:table-cell>
              <table:table-cell office:value-type="float" office:value="0.4309">
                <text:p>0.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0243753062224">
                <text:p>0.440243753062224</text:p>
              </table:table-cell>
              <table:table-cell office:value-type="float" office:value="2.4118">
                <text:p>2.4118</text:p>
              </table:table-cell>
              <table:table-cell office:value-type="float" office:value="0.440243753062224">
                <text:p>0.440243753062224</text:p>
              </table:table-cell>
              <table:table-cell office:value-type="float" office:value="0.7347">
                <text:p>0.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7351788339049">
                <text:p>0.377351788339049</text:p>
              </table:table-cell>
              <table:table-cell office:value-type="float" office:value="2.325">
                <text:p>2.325</text:p>
              </table:table-cell>
              <table:table-cell office:value-type="float" office:value="0.503135717785399">
                <text:p>0.503135717785399</text:p>
              </table:table-cell>
              <table:table-cell office:value-type="float" office:value="1.1563">
                <text:p>1.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4459823615875">
                <text:p>0.314459823615875</text:p>
              </table:table-cell>
              <table:table-cell office:value-type="float" office:value="2.27292">
                <text:p>2.27292</text:p>
              </table:table-cell>
              <table:table-cell office:value-type="float" office:value="0.566027682508574">
                <text:p>0.566027682508574</text:p>
              </table:table-cell>
              <table:table-cell office:value-type="float" office:value="1.8259">
                <text:p>1.8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5678588927">
                <text:p>0.2515678588927</text:p>
              </table:table-cell>
              <table:table-cell office:value-type="float" office:value="2.24192">
                <text:p>2.24192</text:p>
              </table:table-cell>
              <table:table-cell office:value-type="float" office:value="0.628919647231749">
                <text:p>0.628919647231749</text:p>
              </table:table-cell>
              <table:table-cell office:value-type="float" office:value="2.5079">
                <text:p>2.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8675894169525">
                <text:p>0.188675894169525</text:p>
              </table:table-cell>
              <table:table-cell office:value-type="float" office:value="2.2196">
                <text:p>2.2196</text:p>
              </table:table-cell>
              <table:table-cell office:value-type="float" office:value="0.691811611954924">
                <text:p>0.691811611954924</text:p>
              </table:table-cell>
              <table:table-cell office:value-type="float" office:value="3.3263">
                <text:p>3.3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578392944635">
                <text:p>0.12578392944635</text:p>
              </table:table-cell>
              <table:table-cell office:value-type="float" office:value="2.20472">
                <text:p>2.20472</text:p>
              </table:table-cell>
              <table:table-cell office:value-type="float" office:value="0.754703576678099">
                <text:p>0.754703576678099</text:p>
              </table:table-cell>
              <table:table-cell office:value-type="float" office:value="4.4423">
                <text:p>4.4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8919647231749">
                <text:p>0.0628919647231749</text:p>
              </table:table-cell>
              <table:table-cell office:value-type="float" office:value="2.12412">
                <text:p>2.12412</text:p>
              </table:table-cell>
              <table:table-cell office:value-type="float" office:value="0.817595541401274">
                <text:p>0.817595541401274</text:p>
              </table:table-cell>
              <table:table-cell office:value-type="float" office:value="5.4901">
                <text:p>5.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578392944635">
                <text:p>0.12578392944635</text:p>
              </table:table-cell>
              <table:table-cell office:value-type="float" office:value="2.1204">
                <text:p>2.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88675894169525">
                <text:p>-0.188675894169525</text:p>
              </table:table-cell>
              <table:table-cell office:value-type="float" office:value="1.9902">
                <text:p>1.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515678588927">
                <text:p>-0.2515678588927</text:p>
              </table:table-cell>
              <table:table-cell office:value-type="float" office:value="1.9437">
                <text:p>1.9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14459823615875">
                <text:p>-0.314459823615875</text:p>
              </table:table-cell>
              <table:table-cell office:value-type="float" office:value="1.8569">
                <text:p>1.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77351788339049">
                <text:p>-0.377351788339049</text:p>
              </table:table-cell>
              <table:table-cell office:value-type="float" office:value="1.7205">
                <text:p>1.7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40243753062224">
                <text:p>-0.440243753062224</text:p>
              </table:table-cell>
              <table:table-cell office:value-type="float" office:value="1.2741">
                <text:p>1.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03135717785399">
                <text:p>-0.503135717785399</text:p>
              </table:table-cell>
              <table:table-cell office:value-type="float" office:value="0.6231">
                <text:p>0.6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66027682508574">
                <text:p>-0.566027682508574</text:p>
              </table:table-cell>
              <table:table-cell office:value-type="float" office:value="-0.2201">
                <text:p>-0.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628919647231749">
                <text:p>-0.628919647231749</text:p>
              </table:table-cell>
              <table:table-cell office:value-type="float" office:value="-1.1966">
                <text:p>-1.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91811611954924">
                <text:p>-0.691811611954924</text:p>
              </table:table-cell>
              <table:table-cell office:value-type="float" office:value="-2.0956">
                <text:p>-2.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54703576678099">
                <text:p>-0.754703576678099</text:p>
              </table:table-cell>
              <table:table-cell office:value-type="float" office:value="-3.0163">
                <text:p>-3.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17595541401274">
                <text:p>-0.817595541401274</text:p>
              </table:table-cell>
              <table:table-cell office:value-type="float" office:value="-4.2439">
                <text:p>-4.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4703576678099">
                <text:p>-0.754703576678099</text:p>
              </table:table-cell>
              <table:table-cell office:value-type="float" office:value="-5.332">
                <text:p>-5.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91811611954924">
                <text:p>-0.691811611954924</text:p>
              </table:table-cell>
              <table:table-cell office:value-type="float" office:value="-4.6624">
                <text:p>-4.6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28919647231749">
                <text:p>-0.628919647231749</text:p>
              </table:table-cell>
              <table:table-cell office:value-type="float" office:value="-3.9463">
                <text:p>-3.9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66027682508574">
                <text:p>-0.566027682508574</text:p>
              </table:table-cell>
              <table:table-cell office:value-type="float" office:value="-3.4813">
                <text:p>-3.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03135717785399">
                <text:p>-0.503135717785399</text:p>
              </table:table-cell>
              <table:table-cell office:value-type="float" office:value="-3.1744">
                <text:p>-3.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40243753062224">
                <text:p>-0.440243753062224</text:p>
              </table:table-cell>
              <table:table-cell office:value-type="float" office:value="-2.9512">
                <text:p>-2.9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77351788339049">
                <text:p>-0.377351788339049</text:p>
              </table:table-cell>
              <table:table-cell office:value-type="float" office:value="-2.821">
                <text:p>-2.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14459823615875">
                <text:p>-0.314459823615875</text:p>
              </table:table-cell>
              <table:table-cell office:value-type="float" office:value="-2.7466">
                <text:p>-2.7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515678588927">
                <text:p>-0.2515678588927</text:p>
              </table:table-cell>
              <table:table-cell office:value-type="float" office:value="-2.7001">
                <text:p>-2.7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88675894169525">
                <text:p>-0.188675894169525</text:p>
              </table:table-cell>
              <table:table-cell office:value-type="float" office:value="-2.6753">
                <text:p>-2.6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2578392944635">
                <text:p>-0.12578392944635</text:p>
              </table:table-cell>
              <table:table-cell office:value-type="float" office:value="-2.65856">
                <text:p>-2.6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628919647231749">
                <text:p>-0.0628919647231749</text:p>
              </table:table-cell>
              <table:table-cell office:value-type="float" office:value="-2.64368">
                <text:p>-2.6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578392944635">
                <text:p>0.12578392944635</text:p>
              </table:table-cell>
              <table:table-cell office:value-type="float" office:value="-2.60648">
                <text:p>-2.6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8675894169525">
                <text:p>0.188675894169525</text:p>
              </table:table-cell>
              <table:table-cell office:value-type="float" office:value="-2.48248">
                <text:p>-2.4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15678588927">
                <text:p>0.2515678588927</text:p>
              </table:table-cell>
              <table:table-cell office:value-type="float" office:value="-2.449">
                <text:p>-2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4459823615875">
                <text:p>0.314459823615875</text:p>
              </table:table-cell>
              <table:table-cell office:value-type="float" office:value="-2.3746">
                <text:p>-2.3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7351788339049">
                <text:p>0.377351788339049</text:p>
              </table:table-cell>
              <table:table-cell office:value-type="float" office:value="-2.2661">
                <text:p>-2.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0243753062224">
                <text:p>0.440243753062224</text:p>
              </table:table-cell>
              <table:table-cell office:value-type="float" office:value="-1.8383">
                <text:p>-1.8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3135717785399">
                <text:p>0.503135717785399</text:p>
              </table:table-cell>
              <table:table-cell office:value-type="float" office:value="-1.2524">
                <text:p>-1.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6027682508574">
                <text:p>0.566027682508574</text:p>
              </table:table-cell>
              <table:table-cell office:value-type="float" office:value="-0.508400000000002">
                <text:p>-0.50840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8919647231749">
                <text:p>0.628919647231749</text:p>
              </table:table-cell>
              <table:table-cell office:value-type="float" office:value="0.412299999999998">
                <text:p>0.4122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1811611954924">
                <text:p>0.691811611954924</text:p>
              </table:table-cell>
              <table:table-cell office:value-type="float" office:value="1.2803">
                <text:p>1.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54703576678099">
                <text:p>0.754703576678099</text:p>
              </table:table-cell>
              <table:table-cell office:value-type="float" office:value="2.1328">
                <text:p>2.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17595541401274">
                <text:p>0.817595541401274</text:p>
              </table:table-cell>
              <table:table-cell office:value-type="float" office:value="3.3232">
                <text:p>3.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5.8">
                <text:p>-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ash" draw:style="rect" draw:dots1="1" draw:dots1-length="300%" draw:distance="300%"/>
  </office:styles>
</office:document-styles>
</file>